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5.198cm" fo:min-width="5.79cm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draw:stroke="none" svg:stroke-width="0cm" draw:fill-color="#069a2e" draw:textarea-horizontal-align="justify" draw:textarea-vertical-align="middle" draw:auto-grow-height="false" fo:min-height="1.615cm" fo:min-width="1.365cm"/>
    </style:style>
    <style:style style:name="gr4" style:family="graphic" style:parent-style-name="standard">
      <style:graphic-properties draw:stroke="none" svg:stroke-width="0cm" draw:fill-color="#3faf46" draw:textarea-horizontal-align="justify" draw:textarea-vertical-align="middle" draw:auto-grow-height="false" fo:min-height="1.191cm" fo:min-width="0.9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69a2e"/>
      <style:paragraph-properties fo:text-align="center"/>
    </style:style>
    <style:style style:name="P3" style:family="paragraph">
      <loext:graphic-properties draw:fill-color="#3faf4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8.66cm" svg:x="0cm" svg:y="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2.637cm" svg:height="2.637cm" svg:x="2.2cm" svg:y="0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2.037cm" svg:height="2.037cm" svg:x="2.3cm" svg:y="0.5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2" draw:layer="layout" svg:width="2.637cm" svg:height="2.637cm" svg:x="5.363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7cm" svg:height="2.037cm" svg:x="5.463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3" draw:text-style-name="P2" draw:layer="layout" svg:width="2.637cm" svg:height="2.637cm" svg:x="1.663cm" svg:y="5.0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2.037cm" svg:height="2.037cm" svg:x="1.763cm" svg:y="5.1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3" draw:text-style-name="P2" draw:layer="layout" svg:width="2.637cm" svg:height="2.637cm" svg:x="5.163cm" svg:y="5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2.037cm" svg:height="2.037cm" svg:x="5.263cm" svg:y="5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3" draw:text-style-name="P2" draw:layer="layout" svg:width="2.637cm" svg:height="2.637cm" svg:x="3.863cm" svg:y="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2.037cm" svg:height="2.037cm" svg:x="3.963cm" svg:y="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.6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1T21:10:53.422000000</meta:creation-date>
    <dc:date>2023-04-23T16:10:18.013000000</dc:date>
    <meta:editing-duration>PT2H11M28S</meta:editing-duration>
    <meta:editing-cycles>11</meta:editing-cycles>
    <meta:generator>LibreOffice/7.5.2.2$Windows_X86_64 LibreOffice_project/53bb9681a964705cf672590721dbc85eb4d0c3a2</meta:generator>
    <meta:document-statistic meta:object-count="15"/>
  </office:meta>
</office:document-meta>
</file>